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 office:value-type="string">
            <text:p>Astier Naji</text:p>
            <text:p>Gelin Baptist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7">
            <text:p>-7</text:p>
          </table:table-cell>
          <table:table-cell table:style-name="ce10" table:formula="of:=[.F2]+[.G2]+[.$E$16]+[.$E$17]" office:value-type="float" office:value="-7">
            <text:p>-7</text:p>
          </table:table-cell>
          <table:table-cell table:style-name="ce10" table:formula="of:=[.$E$15]+[.H2]" office:value-type="float" office:value="8">
            <text:p>8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 office:value-type="string">
            <text:p>Daphnée IANNARELLI</text:p>
            <text:p>François Denoua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7">
            <text:p>-7</text:p>
          </table:table-cell>
          <table:table-cell table:style-name="ce10" table:formula="of:=[.F3]+[.G3]+[.$E$16]+[.$E$17]" office:value-type="float" office:value="-7">
            <text:p>-7</text:p>
          </table:table-cell>
          <table:table-cell table:style-name="ce11" table:formula="of:=[.$E$15]+[.H3]" office:value-type="float" office:value="8">
            <text:p>8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Jean-Luc VU</text:p>
            <text:p>Victor Heng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8">
            <text:p>-8</text:p>
          </table:table-cell>
          <table:table-cell table:style-name="ce10" table:formula="of:=[.F4]+[.G4]+[.$E$16]+[.$E$17]" office:value-type="float" office:value="-8">
            <text:p>-8</text:p>
          </table:table-cell>
          <table:table-cell table:style-name="ce10" table:formula="of:=[.$E$15]+[.H4]" office:value-type="float" office:value="7">
            <text:p>7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 office:value-type="string">
            <text:p>Esence Thomas</text:p>
            <text:p>Davtian Evely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10">
            <text:p>-10</text:p>
          </table:table-cell>
          <table:table-cell table:style-name="ce11" table:formula="of:=[.$E$15]+[.H5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 office:value-type="string">
            <text:p>PHAN Angelique</text:p>
            <text:p>Le Arnau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8">
            <text:p>-8</text:p>
          </table:table-cell>
          <table:table-cell table:style-name="ce10" table:formula="of:=[.F6]+[.G6]+[.$E$16]+[.$E$17]" office:value-type="float" office:value="-8">
            <text:p>-8</text:p>
          </table:table-cell>
          <table:table-cell table:style-name="ce10" table:formula="of:=[.$E$15]+[.H6]" office:value-type="float" office:value="7">
            <text:p>7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 office:value-type="string">
            <text:p>Mehdi Houacine</text:p>
            <text:p>Kail APCAHAMIA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0">
            <text:p>-10</text:p>
          </table:table-cell>
          <table:table-cell table:style-name="ce10" table:formula="of:=[.F7]+[.G7]+[.$E$16]+[.$E$17]" office:value-type="float" office:value="-10">
            <text:p>-10</text:p>
          </table:table-cell>
          <table:table-cell table:style-name="ce11" table:formula="of:=[.$E$15]+[.H7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 office:value-type="string">
            <text:p>Eric Chanf</text:p>
            <text:p>Valentin beli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9">
            <text:p>-9</text:p>
          </table:table-cell>
          <table:table-cell table:style-name="ce10" table:formula="of:=[.F8]+[.G8]+[.$E$16]+[.$E$17]" office:value-type="float" office:value="-9">
            <text:p>-9</text:p>
          </table:table-cell>
          <table:table-cell table:style-name="ce10" table:formula="of:=[.$E$15]+[.H8]" office:value-type="float" office:value="6">
            <text:p>6</text:p>
          </table:table-cell>
          <table:table-cell table:style-name="ce15" table:number-columns-repeated="1015"/>
        </table:table-row>
        <table:table-row table:style-name="ro7">
          <table:table-cell table:style-name="ce10" office:value-type="float" office:value="8">
            <text:p>8</text:p>
          </table:table-cell>
          <table:table-cell table:style-name="ce10" office:value-type="string">
            <text:p>m.deviti</text:p>
          </table:table-cell>
          <table:table-cell table:style-name="ce10" office:value-type="string">
            <text:p>Mathieu DEVITI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9]=0;1;[.D9]*(-1))" office:value-type="float" office:value="1">
            <text:p>1</text:p>
          </table:table-cell>
          <table:table-cell table:style-name="ce10" table:formula="of:=IF([.E9]&gt;=10;0;(-1)*(10-[.E9]))" office:value-type="float" office:value="-10">
            <text:p>-10</text:p>
          </table:table-cell>
          <table:table-cell table:style-name="ce10" table:formula="of:=[.F9]+[.G9]+[.$E$16]+[.$E$17]" office:value-type="float" office:value="-10">
            <text:p>-10</text:p>
          </table:table-cell>
          <table:table-cell table:style-name="ce10" table:formula="of:=[.$E$15]+[.H9]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 office:value-type="string">
            <text:p>INFAAN Domun</text:p>
            <text:p>SGUAS Arda..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10;0;(-1)*(10-[.E10]))" office:value-type="float" office:value="-6">
            <text:p>-6</text:p>
          </table:table-cell>
          <table:table-cell table:style-name="ce10" table:formula="of:=[.F10]+[.G10]+[.$E$16]+[.$E$17]" office:value-type="float" office:value="-6">
            <text:p>-6</text:p>
          </table:table-cell>
          <table:table-cell table:style-name="ce10" table:formula="of:=[.$E$15]+[.H10]" office:value-type="float" office:value="9">
            <text:p>9</text:p>
          </table:table-cell>
          <table:table-cell table:number-columns-repeated="1015"/>
        </table:table-row>
        <table:table-row table:style-name="ro6">
          <table:table-cell table:style-name="ce10" office:value-type="float" office:value="10">
            <text:p>10</text:p>
          </table:table-cell>
          <table:table-cell table:style-name="ce10" office:value-type="string">
            <text:p>p.hong</text:p>
          </table:table-cell>
          <table:table-cell table:style-name="ce10" office:value-type="string">
            <text:p>CHENG Harrison</text:p>
            <text:p>HONG Philipp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1]=0;1;[.D11]*(-1))" office:value-type="float" office:value="1">
            <text:p>1</text:p>
          </table:table-cell>
          <table:table-cell table:style-name="ce10" table:formula="of:=IF([.E11]&gt;=10;0;(-1)*(10-[.E11]))" office:value-type="float" office:value="-10">
            <text:p>-10</text:p>
          </table:table-cell>
          <table:table-cell table:style-name="ce10" table:formula="of:=[.F11]+[.G11]+[.$E$16]+[.$E$17]" office:value-type="float" office:value="-10">
            <text:p>-10</text:p>
          </table:table-cell>
          <table:table-cell table:style-name="ce10" table:formula="of:=[.$E$15]+[.H11]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r</text:p>
          </table:table-cell>
          <table:table-cell table:style-name="ce10" office:value-type="string">
            <text:p>CHAU Daniel</text:p>
            <text:p>Courivaud Raphae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10;0;(-1)*(10-[.E12]))" office:value-type="float" office:value="-10">
            <text:p>-10</text:p>
          </table:table-cell>
          <table:table-cell table:style-name="ce10" table:formula="of:=[.F12]+[.G12]+[.$E$16]+[.$E$17]" office:value-type="float" office:value="-10">
            <text:p>-10</text:p>
          </table:table-cell>
          <table:table-cell table:style-name="ce10" table:formula="of:=[.$E$15]+[.H12]" office:value-type="float" office:value="5">
            <text:p>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1">
            <office:annotation office:display="true" draw:style-name="gr1" draw:text-style-name="P1" svg:width="2.899cm" svg:height="0.991cm" svg:x="24.995cm" svg:y="9.574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13.026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7:30:43</dc:date>
    <dc:creator>etudiant </dc:creator>
    <meta:editing-duration>PT4H39M12S</meta:editing-duration>
    <meta:editing-cycles>36</meta:editing-cycles>
    <meta:document-statistic meta:table-count="2" meta:cell-count="178" meta:object-count="0"/>
  </office:meta>
</office:document-meta>
</file>